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scriptor.getQualifi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Descriptor.NodeDescriptor( String localName , String qualified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Descriptor.NodeDescriptor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scripto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scriptor.setQualifiedName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scriptor.setLocal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scriptor.se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Descriptor.Nod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Descripto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